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Standard">
      <style:text-properties style:font-name="Cambria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Text_20_body" style:list-style-name="L1">
      <style:text-properties style:font-name="Cambria" fo:language="ru" fo:country="RU"/>
    </style:style>
    <style:style style:name="P12" style:family="paragraph" style:parent-style-name="Text_20_body" style:list-style-name="L2"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6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weight="normal" style:font-weight-asian="normal" style:font-weight-complex="normal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7cm" draw:z-index="0"><draw:image xlink:href="../images/1029.png" xlink:type="simple" xlink:show="embed" xlink:actuate="onLoad"/></draw:frame></text:p>
          </table:table-cell>
          <table:table-cell table:style-name="Table1.B1" office:value-type="string">
            <text:h text:style-name="P7" text:outline-level="1"><text:span text:style-name="T7">Нелинейное уравнение </text:span><text:span text:style-name="T1">y = F(y)</text:span>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3.521cm" svg:height="1.769cm" draw:z-index="1"><draw:image xlink:href="../images/1029s.png" xlink:type="simple" xlink:show="embed" xlink:actuate="onLoad"/></draw:frame></text:p>
          </table:table-cell>
          <table:table-cell table:style-name="Table1.A1" office:value-type="string">
            <text:p text:style-name="P8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8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едназначен для вычисления значений в алгебраических петлях и реализует итерационное решение системы нелинейных алгебраических уравнений (НАУ) методом, заданным в настройках задачи. Ядро программы производит автоматический подбор выходных значений блока для максимально приближённого выполнения условия: <text:span text:style-name="T12">значения вектора выхода блока равны вектору входа:</text:span></text:p>
            <text:p text:style-name="P4"><text:span text:style-name="T12"><draw:frame draw:style-name="fr3" draw:name="Объект1" text:anchor-type="as-char" svg:width="7.666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/text:p>
            <text:p text:style-name="P2"><text:span text:style-name="T8">Свойство</text:span><text:span text:style-name="T7">:</text:span></text:p>
            <text:list xml:id="list7395621822259835065" text:style-name="L1">
              <text:list-item>
                <text:p text:style-name="P11">Начальное приближение – число или вектор, задающее начальное приближение для выходного сигнала блока.</text:p>
              </text:list-item>
            </text:list>
            <text:p text:style-name="P2"><text:span text:style-name="T13">Примеры</text:span> заполнения <text:span text:style-name="T7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8">Числовое</text:span><text:span text:style-name="T7"> задание </text:span><text:span text:style-name="T7">свойств</text:span><text:span text:style-name="T7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P2">[<text:span text:style-name="T1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4">Именованное</text:span><text:span text:style-name="T13"> задание </text:span><text:span text:style-name="T10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P2">[<text:span text:style-name="T1">y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14">Векторное</text:span><text:span text:style-name="T13"> задание </text:span><text:span text:style-name="T10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5">Начальное приближение</text:p>
                </table:table-cell>
                <table:table-cell table:style-name="Таблица1.B3" office:value-type="string">
                  <text:p text:style-name="P6">[<text:span text:style-name="T7">0</text:span>, <text:span text:style-name="T7">1</text:span>]</text:p>
                </table:table-cell>
              </table:table-row>
            </table:table>
            <text:p text:style-name="P2"><text:span text:style-name="T14">Примечани</text:span><text:span text:style-name="T8">я</text:span>:</text:p>
            <text:list xml:id="list8467954788665373281" text:style-name="L2">
              <text:list-item>
                <text:p text:style-name="P12"><text:span text:style-name="T7">По умолчанию блок обрабатывает </text:span><text:span text:style-name="T9">скалярный</text:span><text:span text:style-name="T7"> </text:span>входной сигнал.</text:p>
              </text:list-item>
              <text:list-item>
                <text:p text:style-name="P13"><text:span text:style-name="T4">Именованные свойства </text:span><text:span text:style-name="T11">могут быть заданы </text:span><text:span text:style-name="T4">как </text:span><text:span text:style-name="T2">локальные</text:span><text:span text:style-name="T4"> переменные </text:span><text:soft-page-break/><text:span text:style-name="T4">модели (субмодели) во вкладке </text:span><text:span text:style-name="T2">Параметры,</text:span><text:span text:style-name="T4"> как </text:span><text:span text:style-name="T2">глобальные</text:span><text:span text:style-name="T4"> сигналы проекта при помощи пункта главного меню </text:span><text:span text:style-name="T9">Сервис</text:span><text:span text:style-name="T4"> </text:span><text:span text:style-name="T5">→</text:span><text:span text:style-name="T6"> </text:span><text:span text:style-name="T3">Сигналы,</text:span><text:span text:style-name="T4"> </text:span><text:span text:style-name="T11">или как </text:span><text:span text:style-name="T9">внешние</text:span><text:span text:style-name="T11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елинейное уравнение y = F(y)</dc:title>
    <dc:date>2014-11-29T00:31:05.42</dc:date>
    <meta:generator>OpenOffice/4.1.1$Win32 OpenOffice.org_project/411m6$Build-9775</meta:generator>
    <meta:editing-duration>PT3H10M53S</meta:editing-duration>
    <meta:editing-cycles>74</meta:editing-cycles>
    <meta:document-statistic meta:table-count="2" meta:image-count="2" meta:object-count="1" meta:page-count="2" meta:paragraph-count="29" meta:word-count="146" meta:character-count="111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≃</mo>
        <mover accent="true">
          <mrow>
            <mi>u</mi>
          </mrow>
          <mo stretchy="false">⃗</mo>
        </mover>
      </mrow>
      <mrow>
        <mo stretchy="false">(</mo>
        <mrow>
          <mi>t</mi>
        </mrow>
        <mo stretchy="false">)</mo>
      </mrow>
      <mi/>
      <mo stretchy="false">⇔</mo>
      <mi/>
      <msub>
        <mi>y</mi>
        <mi>i</mi>
      </msub>
      <mrow>
        <mrow>
          <mo stretchy="false">(</mo>
          <mrow>
            <mi>t</mi>
          </mrow>
          <mo stretchy="false">)</mo>
        </mrow>
        <mo stretchy="false">≃</mo>
        <msub>
          <mi>u</mi>
          <mi>i</mi>
        </msub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</mn>
      </mrow>
      <mi>n</mi>
    </mrow>
    <annotation encoding="StarMath 5.0">vec{y}(t) simeq vec{u}(t) ~dlrarrow~ y_i(t) simeq u_i(t) , ~ i=1... n</annotation>
  </semantics>
</math>
</file>